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E0000002A760EA1CEB.png" manifest:media-type="image/png"/>
  <manifest:file-entry manifest:full-path="Pictures/1000032E000102620000EE3A59ADB909.svg" manifest:media-type="image/svg+xml"/>
  <manifest:file-entry manifest:full-path="Pictures/10000001000000F90000019084ED3200.png" manifest:media-type="image/png"/>
  <manifest:file-entry manifest:full-path="Pictures/100000010000030300000288C19E1C39.png" manifest:media-type="image/png"/>
  <manifest:file-entry manifest:full-path="Pictures/10000858000019BC0000295786C0154D.svg" manifest:media-type="image/svg+xml"/>
  <manifest:file-entry manifest:full-path="Pictures/100025630001027C0000D925A256865D.svg" manifest:media-type="image/svg+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Arial" svg:font-family="Arial" style:font-family-generic="swiss" style:font-pitch="variable"/>
    <style:font-face style:name="Arial Black" svg:font-family="'Arial Black'" style:font-pitch="variable"/>
    <style:font-face style:name="DejaVu Sans Mono" svg:font-family="'DejaVu Sans Mono'" style:font-family-generic="modern" style:font-pitch="fixed"/>
    <style:font-face style:name="Impact" svg:font-family="Impact" style:font-family-generic="swiss"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textarea-horizontal-align="justify" draw:textarea-vertical-align="middle" draw:auto-grow-height="false" fo:min-height="6.822cm" fo:min-width="6.572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loext:decorative="false"/>
    </style:style>
    <style:style style:name="gr5" style:family="graphic" style:parent-style-name="standard" style:list-style-name="L1">
      <style:graphic-properties draw:stroke="none" draw:fill="none" loext:fill-use-slide-background="false" draw:textarea-horizontal-align="justify" draw:textarea-vertical-align="middle" draw:auto-grow-height="false" fo:min-height="13.235cm" fo:min-width="44.479cm" loext:decorative="false"/>
    </style:style>
    <style:style style:name="gr6"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gr7"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gr8"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gr9"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gr10"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gr11" style:family="graphic" style:parent-style-name="standard" style:list-style-name="L1">
      <style:graphic-properties draw:stroke="none" draw:fill="solid" draw:fill-color="#ffffff" loext:fill-use-slide-background="false" draw:textarea-horizontal-align="justify" draw:textarea-vertical-align="middle" draw:auto-grow-height="false" fo:min-height="13.235cm" fo:min-width="44.479cm" draw:shadow="hidden"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font-name="DejaVu Sans Mono"/>
    </style:style>
    <style:style style:name="P4" style:family="paragraph">
      <loext:graphic-properties draw:fill="none"/>
      <style:paragraph-properties fo:margin-left="0cm" fo:margin-right="0cm" fo:margin-top="0cm" fo:margin-bottom="0cm" fo:line-height="100%" fo:text-align="center" fo:text-indent="0cm"/>
    </style:style>
    <style:style style:name="P5" style:family="paragraph">
      <loext:graphic-properties draw:fill="solid" draw:fill-color="#ffffff"/>
      <style:paragraph-properties fo:margin-left="0cm" fo:margin-right="0cm" fo:margin-top="0cm" fo:margin-bottom="0cm" fo:line-height="100%" fo:text-align="center" fo:text-indent="0cm"/>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Docker Wine" draw:style-name="dp1" draw:master-page-name="Default">
        <draw:frame draw:style-name="gr1" draw:text-style-name="P1" draw:layer="layout" svg:width="6.464cm" svg:height="5.431cm" svg:x="9.112cm" svg:y="5.793cm">
          <draw:image xlink:href="Pictures/100025630001027C0000D925A256865D.svg" xlink:type="simple" xlink:show="embed" xlink:actuate="onLoad" draw:mime-type="image/svg+xml">
            <text:p/>
          </draw:image>
          <draw:image xlink:href="Pictures/100000010000030300000288C19E1C39.png" xlink:type="simple" xlink:show="embed" xlink:actuate="onLoad" draw:mime-type="image/png"/>
        </draw:frame>
        <draw:frame draw:style-name="gr1" draw:text-style-name="P1" draw:layer="layout" svg:width="6.223cm" svg:height="10cm" svg:x="4.666cm" svg:y="1.495cm">
          <draw:image xlink:href="Pictures/10000858000019BC0000295786C0154D.svg" xlink:type="simple" xlink:show="embed" xlink:actuate="onLoad" draw:mime-type="image/svg+xml">
            <text:p/>
          </draw:image>
          <draw:image xlink:href="Pictures/10000001000000F90000019084ED3200.png" xlink:type="simple" xlink:show="embed" xlink:actuate="onLoad" draw:mime-type="image/png"/>
        </draw:frame>
      </draw:page>
      <draw:page draw:name="GitLab Runner" draw:style-name="dp1" draw:master-page-name="Default">
        <draw:custom-shape draw:style-name="gr2" draw:text-style-name="P2" draw:layer="measurelines" svg:width="10cm" svg:height="10cm" svg:x="5.255cm" svg:y="2.326cm">
          <text:p text:style-name="P2"/>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3" draw:layer="measurelines" svg:width="5.829cm" svg:height="5.503cm" svg:x="7.34cm" svg:y="3.296cm">
          <draw:image xlink:href="Pictures/1000032E000102620000EE3A59ADB909.svg" xlink:type="simple" xlink:show="embed" xlink:actuate="onLoad" draw:mime-type="image/svg+xml">
            <text:p/>
          </draw:image>
          <draw:image xlink:href="Pictures/10000001000002E0000002A760EA1CEB.png" xlink:type="simple" xlink:show="embed" xlink:actuate="onLoad" draw:mime-type="image/png"/>
        </draw:frame>
        <draw:g draw:style-name="gr4">
          <draw:polygon draw:style-name="gr5" draw:text-style-name="P4" draw:layer="measurelines" svg:width="7.324cm" svg:height="2.435cm" svg:x="6.57cm" svg:y="8.625cm" svg:viewBox="0 0 7325 2436" draw:points="0,2436 0,0 7325,0 7325,2436">
            <text:p/>
          </draw:polygon>
          <draw:path draw:style-name="gr6" draw:text-style-name="P5" draw:layer="measurelines" svg:width="0.896cm" svg:height="1.315cm" svg:x="7.306cm" svg:y="9.219cm" svg:viewBox="0 0 897 1316" svg:d="M668 1316l-225-500h-239v500h-204v-1316h486 22l22 2 21 2 20 3 19 4 19 4 18 6 18 7 16 7 16 8 16 8 14 10 14 10 13 11 13 12 11 12 11 13 10 14 10 14 9 15 8 16 7 16 7 17 6 18 5 19 5 19 4 19 3 20 2 21 2 21 1 22v22l-1 36-1 18-2 17-2 16-3 17-3 16-4 15-4 15-5 15-4 14-6 14-6 13-6 13-6 13-7 12-8 11-7 12-8 10-9 11-8 9-9 10-10 8-9 9-10 7-11 8-10 6-11 7-11 5-11 5-11 5-11 4 263 553zM644 403l-1-23-2-22-4-20-2-9-3-9-3-9-3-9-4-8-5-7-4-7-5-7-5-6-6-7-6-5-6-5-7-5-7-5-7-4-7-4-16-7-18-5-18-3-20-2-20-1h-261v388h266 11l11-1 10-1 10-1 9-2 10-3 8-3 9-3 8-4 8-4 7-5 7-5 6-5 6-6 6-6 6-6 5-7 5-7 4-8 4-7 4-8 3-9 3-8 3-9 3-10 2-9 2-10 1-10 1-10 1-10 1-11z">
            <text:p/>
          </draw:path>
          <draw:polygon draw:style-name="gr7" draw:text-style-name="P5" draw:layer="measurelines" svg:width="0.848cm" svg:height="1.333cm" svg:x="8.317cm" svg:y="9.219cm" svg:viewBox="0 0 849 1334" draw:points="413,1334 391,1334 369,1332 347,1330 326,1327 306,1323 285,1318 266,1312 247,1305 228,1297 210,1288 193,1278 176,1267 160,1255 145,1242 130,1228 116,1213 103,1197 90,1180 78,1162 67,1142 57,1122 48,1100 39,1078 31,1054 24,1029 17,1003 12,976 8,948 4,918 2,887 0,856 0,823 0,0 204,0 204,801 205,841 207,878 210,896 212,913 215,929 219,944 223,959 227,973 232,987 237,999 243,1011 249,1023 255,1033 262,1043 269,1053 277,1061 285,1069 293,1077 302,1084 311,1090 320,1095 330,1100 340,1105 351,1108 362,1111 372,1114 384,1116 395,1117 407,1118 419,1118 431,1118 443,1117 455,1116 467,1114 478,1111 489,1108 500,1104 510,1099 521,1094 530,1088 540,1082 549,1075 558,1067 566,1059 574,1050 582,1040 589,1030 596,1019 602,1007 609,995 614,981 619,968 624,953 629,938 633,923 636,906 639,889 641,871 643,852 644,833 645,792 645,0 849,0 849,809 849,842 847,874 845,905 841,935 836,964 831,991 824,1018 817,1043 808,1067 799,1090 789,1112 778,1133 766,1153 754,1172 740,1190 726,1207 711,1222 696,1237 680,1251 663,1263 645,1275 627,1285 608,1295 588,1303 568,1310 547,1317 526,1322 504,1326 482,1330 460,1332 437,1334">
            <text:p/>
          </draw:polygon>
          <draw:polygon draw:style-name="gr8" draw:text-style-name="P5" draw:layer="measurelines" svg:width="0.83cm" svg:height="1.314cm" svg:x="9.346cm" svg:y="9.219cm" svg:viewBox="0 0 831 1315" draw:points="592,1315 168,302 175,385 179,461 181,540 181,1315 0,1315 0,0 232,0 662,1021 656,939 652,857 650,765 650,0 831,0 831,1315">
            <text:p/>
          </draw:polygon>
          <draw:polygon draw:style-name="gr9" draw:text-style-name="P5" draw:layer="measurelines" svg:width="0.83cm" svg:height="1.314cm" svg:x="10.365cm" svg:y="9.219cm" svg:viewBox="0 0 831 1315" draw:points="592,1315 168,302 175,385 179,461 181,540 181,1315 0,1315 0,0 232,0 662,1021 656,939 652,857 650,765 650,0 831,0 831,1315">
            <text:p/>
          </draw:polygon>
          <draw:polygon draw:style-name="gr10" draw:text-style-name="P5" draw:layer="measurelines" svg:width="0.792cm" svg:height="1.314cm" svg:x="11.385cm" svg:y="9.219cm" svg:viewBox="0 0 793 1315" draw:points="0,1315 0,0 765,0 765,213 204,213 204,543 723,543 723,756 204,756 204,1103 793,1103 793,1315">
            <text:p/>
          </draw:polygon>
          <draw:path draw:style-name="gr11" draw:text-style-name="P5" draw:layer="measurelines" svg:width="0.896cm" svg:height="1.315cm" svg:x="12.327cm" svg:y="9.219cm" svg:viewBox="0 0 897 1316" svg:d="M668 1316l-225-500h-239v500h-204v-1316h486 22l22 2 21 2 20 3 19 4 19 4 18 6 18 7 16 7 16 8 16 8 14 10 14 10 13 11 13 12 11 12 11 13 10 14 10 14 9 15 8 16 7 16 7 17 6 18 5 19 5 19 4 19 3 20 2 21 2 21 1 22v22l-1 36-1 18-2 17-2 16-3 17-3 16-4 15-4 15-5 15-4 14-6 14-6 13-6 13-6 13-7 12-8 11-7 12-8 10-9 11-8 9-9 10-10 8-9 9-10 7-11 8-10 6-11 7-11 5-11 5-11 5-11 4 263 553zM644 403l-1-23-2-22-4-20-2-9-3-9-3-9-3-9-4-8-5-7-4-7-5-7-5-6-6-7-6-5-6-5-7-5-7-5-7-4-7-4-16-7-18-5-18-3-20-2-20-1h-261v388h266 11l11-1 10-1 10-1 9-2 10-3 8-3 9-3 8-4 8-4 7-5 7-5 6-5 6-6 6-6 6-6 5-7 5-7 4-8 4-7 4-8 3-9 3-8 3-9 3-10 2-9 2-10 1-10 1-10 1-10 1-11z">
            <text:p/>
          </draw:path>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Arial" svg:font-family="Arial" style:font-family-generic="swiss" style:font-pitch="variable"/>
    <style:font-face style:name="Arial Black" svg:font-family="'Arial Black'" style:font-pitch="variable"/>
    <style:font-face style:name="DejaVu Sans Mono" svg:font-family="'DejaVu Sans Mono'" style:font-family-generic="modern" style:font-pitch="fixed"/>
    <style:font-face style:name="Impact" svg:font-family="Impact" style:font-family-generic="swiss"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0b556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0.5cm" fo:margin-left="0.5cm" fo:margin-right="0.5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2-08T16:03:42.759257050</dc:date>
    <meta:editing-duration>PT31M26S</meta:editing-duration>
    <meta:editing-cycles>7</meta:editing-cycles>
    <meta:generator>LibreOffice/7.6.4.1$Linux_X86_64 LibreOffice_project/60$Build-1</meta:generator>
    <meta:document-statistic meta:object-count="12"/>
  </office:meta>
</office:document-meta>
</file>